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c/php/8.0/mods-available</text:p>
      <text:p text:style-name="Standard">xdebug.mode=debug</text:p>
      <text:p text:style-name="Standard">xdebug.start_with_request=trigger</text:p>
      <text:p text:style-name="Standard">xdebug.discover_client_host = false</text:p>
      <text:p text:style-name="Standard">xdebug.client_host = 127.0.0.1</text:p>
      <text:p text:style-name="Standard">xdebug.client_port = 9003</text:p>
      <text:p text:style-name="Standard"/>
      <text:p text:style-name="Standard">etc/php/8.0/apache2</text:p>
      <text:p text:style-name="Standard">zend_extension=/usr/lib/php/20200930/xdebug.so</text:p>
      <text:p text:style-name="Standard">xdebug.remote_enable=true</text:p>
      <text:p text:style-name="Standard">xdebug.remote_host=127.0.0.1</text:p>
      <text:p text:style-name="Standard">xdebug.remote_port=9000</text:p>
      <text:p text:style-name="Standard">xdebug.remote_handler=dbgp</text:p>
      <text:p text:style-name="Standard">xdebug.profiler_enable=1</text:p>
      <text:p text:style-name="Standard">xdebug.extended_info = 1</text:p>
      <text:p text:style-name="Standard">xdebug.profiler_output_dir=/tmp</text:p>
      <text:p text:style-name="Standard">xdebug.idekey = "PHPSTORM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1:51:58.371209347</meta:creation-date>
    <dc:date>2021-10-09T11:53:21.306110467</dc:date>
    <meta:editing-duration>PT1M23S</meta:editing-duration>
    <meta:editing-cycles>1</meta:editing-cycles>
    <meta:document-statistic meta:table-count="0" meta:image-count="0" meta:object-count="0" meta:page-count="1" meta:paragraph-count="16" meta:word-count="26" meta:character-count="438" meta:non-whitespace-character-count="428"/>
    <meta:generator>LibreOffice/6.4.7.2$Linux_X86_64 LibreOffice_project/40$Build-2</meta:generator>
  </office:meta>
</office:document-meta>
</file>